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1">
            <text:p>K-5421</text:p>
          </table:table-cell>
          <table:table-cell office:value-type="float" office:value="56.5">
            <text:p>56.5</text:p>
          </table:table-cell>
          <table:table-cell office:value-type="float" office:value="10.82">
            <text:p>10.82</text:p>
          </table:table-cell>
          <table:table-cell office:value-type="float" office:value="6520.0">
            <text:p>6520.0</text:p>
          </table:table-cell>
          <table:table-cell office:value-type="float" office:value="105.0">
            <text:p>10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2">
            <text:p>K-5422</text:p>
          </table:table-cell>
          <table:table-cell office:value-type="float" office:value="56.53">
            <text:p>56.53</text:p>
          </table:table-cell>
          <table:table-cell office:value-type="float" office:value="10.71">
            <text:p>10.71</text:p>
          </table:table-cell>
          <table:table-cell office:value-type="float" office:value="5890.0">
            <text:p>5890.0</text:p>
          </table:table-cell>
          <table:table-cell office:value-type="float" office:value="95.0">
            <text:p>9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423">
            <text:p>K-5423</text:p>
          </table:table-cell>
          <table:table-cell office:value-type="float" office:value="56.52">
            <text:p>56.52</text:p>
          </table:table-cell>
          <table:table-cell office:value-type="float" office:value="10.65">
            <text:p>10.65</text:p>
          </table:table-cell>
          <table:table-cell office:value-type="float" office:value="5560.0">
            <text:p>5560.0</text:p>
          </table:table-cell>
          <table:table-cell office:value-type="float" office:value="95.0">
            <text:p>9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Treoa_Moellebugt">
            <text:p>Treoa_Moellebugt</text:p>
          </table:table-cell>
          <table:table-cell office:value-type="string" office:value="radiocarbon">
            <text:p>radiocarbon</text:p>
          </table:table-cell>
          <table:table-cell office:value-type="string" office:value="K-5757">
            <text:p>K-5757</text:p>
          </table:table-cell>
          <table:table-cell office:value-type="float" office:value="56.5">
            <text:p>56.5</text:p>
          </table:table-cell>
          <table:table-cell office:value-type="float" office:value="10.82">
            <text:p>10.82</text:p>
          </table:table-cell>
          <table:table-cell office:value-type="float" office:value="5970.0">
            <text:p>5970.0</text:p>
          </table:table-cell>
          <table:table-cell office:value-type="float" office:value="70.0">
            <text:p>70.0</text:p>
          </table:table-cell>
          <table:table-cell office:value-type="string" office:value="Scrobicularia plana shells">
            <text:p>Scrobicularia pla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